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officeooo:paragraph-rsid="00343df3"/>
    </style:style>
    <style:style style:name="P3" style:family="paragraph" style:parent-style-name="Text_20_body">
      <style:text-properties officeooo:rsid="0043b1db" officeooo:paragraph-rsid="0043b1db"/>
    </style:style>
    <style:style style:name="P4" style:family="paragraph" style:parent-style-name="Text_20_body">
      <style:text-properties officeooo:rsid="0053d74b" officeooo:paragraph-rsid="0053d74b"/>
    </style:style>
    <style:style style:name="P5" style:family="paragraph" style:parent-style-name="Text_20_body">
      <style:text-properties officeooo:rsid="00465fcb" officeooo:paragraph-rsid="004a8c28"/>
    </style:style>
    <style:style style:name="P6" style:family="paragraph" style:parent-style-name="Text_20_body">
      <style:text-properties officeooo:rsid="00568d2c" officeooo:paragraph-rsid="00568d2c"/>
    </style:style>
    <style:style style:name="P7" style:family="paragraph" style:parent-style-name="Text_20_body">
      <style:text-properties officeooo:paragraph-rsid="00859dbe"/>
    </style:style>
    <style:style style:name="P8" style:family="paragraph" style:parent-style-name="Text_20_body">
      <style:text-properties officeooo:paragraph-rsid="008b8b70"/>
    </style:style>
    <style:style style:name="P9" style:family="paragraph" style:parent-style-name="Standard">
      <style:text-properties officeooo:rsid="000ca58a" officeooo:paragraph-rsid="000ca58a"/>
    </style:style>
    <style:style style:name="P10" style:family="paragraph" style:parent-style-name="Standard">
      <style:text-properties officeooo:paragraph-rsid="00107089"/>
    </style:style>
    <style:style style:name="P11" style:family="paragraph" style:parent-style-name="Standard">
      <style:text-properties officeooo:rsid="001447f0" officeooo:paragraph-rsid="001447f0"/>
    </style:style>
    <style:style style:name="P12" style:family="paragraph" style:parent-style-name="Standard">
      <style:text-properties officeooo:rsid="00190caf" officeooo:paragraph-rsid="00190caf"/>
    </style:style>
    <style:style style:name="P13" style:family="paragraph" style:parent-style-name="Standard">
      <style:text-properties officeooo:rsid="000e4e66" officeooo:paragraph-rsid="00693bf8"/>
    </style:style>
    <style:style style:name="P14" style:family="paragraph" style:parent-style-name="Header">
      <style:paragraph-properties fo:text-align="end" style:justify-single-word="false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18" style:family="paragraph" style:parent-style-name="Standard">
      <style:paragraph-properties fo:margin-top="0in" fo:margin-bottom="0in" loext:contextual-spacing="false" fo:text-align="start" style:justify-single-word="false"/>
      <style:text-properties fo:font-weight="bold" style:font-weight-asian="bold"/>
    </style:style>
    <style:style style:name="P19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officeooo:rsid="000ca58a" officeooo:paragraph-rsid="000ca58a" style:font-weight-asian="bold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c00000" fo:font-weight="bold" style:font-weight-asian="bold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c00000" fo:font-weight="bold" style:font-weight-asian="bold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c00000"/>
    </style:style>
    <style:style style:name="P24" style:family="paragraph" style:parent-style-name="Standard">
      <style:paragraph-properties fo:margin-left="3.5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size="11pt" style:font-name-asian="Calibri1" style:font-size-asian="11pt"/>
    </style:style>
    <style:style style:name="P25" style:family="paragraph" style:parent-style-name="Standard">
      <style:paragraph-properties fo:margin-left="3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size="11pt" style:font-name-asian="Calibri1" style:font-size-asian="11pt"/>
    </style:style>
    <style:style style:name="P26" style:family="paragraph" style:parent-style-name="Standard">
      <style:paragraph-properties fo:margin-left="2.7563in" fo:margin-right="0in" fo:margin-top="0in" fo:margin-bottom="0in" loext:contextual-spacing="false" fo:line-height="100%" fo:orphans="2" fo:widows="2" fo:text-indent="0in" style:auto-text-indent="false"/>
      <style:text-properties officeooo:paragraph-rsid="000297d4"/>
    </style:style>
    <style:style style:name="P2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color="#000000" fo:font-weight="bold" officeooo:paragraph-rsid="00018491" style:font-weight-asian="bold"/>
    </style:style>
    <style:style style:name="P28" style:family="paragraph" style:parent-style-name="Standard" style:master-page-name="Converted1">
      <style:paragraph-properties fo:margin-top="0in" fo:margin-bottom="0in" loext:contextual-spacing="false" fo:text-align="center" style:justify-single-word="false" style:page-number="1"/>
      <style:text-properties fo:font-weight="bold" style:font-weight-asian="bold"/>
    </style:style>
    <style:style style:name="P29" style:family="paragraph" style:parent-style-name="Text_20_body" style:list-style-name="WWNum14"/>
    <style:style style:name="P30" style:family="paragraph" style:parent-style-name="Heading_20_1" style:master-page-name="Converted2">
      <style:paragraph-properties style:page-number="3"/>
    </style:style>
    <style:style style:name="P31" style:family="paragraph" style:parent-style-name="Heading_20_1">
      <style:paragraph-properties fo:break-before="page"/>
      <style:text-properties officeooo:paragraph-rsid="00246e2c"/>
    </style:style>
    <style:style style:name="P32" style:family="paragraph" style:parent-style-name="Heading_20_2">
      <style:text-properties officeooo:paragraph-rsid="0003cb05"/>
    </style:style>
    <style:style style:name="P33" style:family="paragraph" style:parent-style-name="Heading_20_2">
      <style:text-properties officeooo:paragraph-rsid="00246e2c"/>
    </style:style>
    <style:style style:name="P34" style:family="paragraph" style:parent-style-name="Heading_20_2">
      <style:text-properties officeooo:rsid="00246e2c" officeooo:paragraph-rsid="00246e2c"/>
    </style:style>
    <style:style style:name="P35" style:family="paragraph" style:parent-style-name="Heading_20_2">
      <style:text-properties officeooo:rsid="00329fec" officeooo:paragraph-rsid="00329fec"/>
    </style:style>
    <style:style style:name="P36" style:family="paragraph" style:parent-style-name="List_20_Paragraph" style:list-style-name="WWNum15"/>
    <style:style style:name="P37" style:family="paragraph" style:parent-style-name="List_20_Paragraph" style:list-style-name="WWNum15">
      <style:text-properties style:use-window-font-color="true"/>
    </style:style>
    <style:style style:name="P38" style:family="paragraph" style:parent-style-name="List_20_Paragraph" style:list-style-name="WWNum14">
      <style:text-properties style:use-window-font-color="true"/>
    </style:style>
    <style:style style:name="P39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c00000"/>
    </style:style>
    <style:style style:name="T2" style:family="text">
      <style:text-properties fo:font-size="11pt" style:font-name-asian="Calibri1" style:font-size-asian="11pt"/>
    </style:style>
    <style:style style:name="T3" style:family="text">
      <style:text-properties fo:letter-spacing="0.0008in"/>
    </style:style>
    <style:style style:name="T4" style:family="text">
      <style:text-properties fo:color="#000000" fo:font-size="11pt" fo:font-weight="normal" style:font-name-asian="Calibri1" style:font-size-asian="11pt" style:font-weight-asian="normal" style:font-weight-complex="normal"/>
    </style:style>
    <style:style style:name="T5" style:family="text">
      <style:text-properties fo:color="#000000" fo:font-size="11pt" fo:font-weight="normal" officeooo:rsid="000297d4" style:font-name-asian="Calibri1" style:font-size-asian="11pt" style:font-weight-asian="normal" style:font-weight-complex="normal"/>
    </style:style>
    <style:style style:name="T6" style:family="text">
      <style:text-properties officeooo:rsid="000297d4"/>
    </style:style>
    <style:style style:name="T7" style:family="text">
      <style:text-properties fo:font-variant="normal" fo:text-transform="none" fo:color="#000000" style:font-name="Arial1" fo:font-size="11pt" fo:letter-spacing="normal" fo:font-style="normal" fo:font-weight="normal" officeooo:rsid="000297d4" style:font-name-asian="Calibri1" style:font-size-asian="11pt" style:font-weight-asian="normal" style:font-weight-complex="normal"/>
    </style:style>
    <style:style style:name="T8" style:family="text">
      <style:text-properties fo:font-variant="normal" fo:text-transform="none" fo:color="#c00000" style:font-name="Arial1" fo:font-size="11pt" fo:letter-spacing="normal" fo:font-style="normal" fo:font-weight="bold" officeooo:rsid="000297d4" style:font-name-asian="Calibri1" style:font-size-asian="11pt" style:font-weight-asian="bold" style:font-weight-complex="normal"/>
    </style:style>
    <style:style style:name="T9" style:family="text">
      <style:text-properties officeooo:rsid="000e4e66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07089" style:font-style-asian="italic" style:font-style-complex="italic"/>
    </style:style>
    <style:style style:name="T12" style:family="text">
      <style:text-properties fo:font-style="italic" officeooo:rsid="000e4e66" style:font-style-asian="italic" style:font-style-complex="italic"/>
    </style:style>
    <style:style style:name="T13" style:family="text">
      <style:text-properties fo:font-style="italic" officeooo:rsid="00693bf8" style:font-style-asian="italic" style:font-style-complex="italic"/>
    </style:style>
    <style:style style:name="T14" style:family="text">
      <style:text-properties fo:font-style="italic" officeooo:rsid="006a0a37" style:font-style-asian="italic" style:font-style-complex="italic"/>
    </style:style>
    <style:style style:name="T15" style:family="text">
      <style:text-properties fo:font-style="italic" officeooo:rsid="006b4bee" style:font-style-asian="italic" style:font-style-complex="italic"/>
    </style:style>
    <style:style style:name="T16" style:family="text">
      <style:text-properties fo:font-style="italic" officeooo:rsid="0090ab23" style:font-style-asian="italic" style:font-style-complex="italic"/>
    </style:style>
    <style:style style:name="T17" style:family="text">
      <style:text-properties fo:font-style="italic" officeooo:rsid="00918cb2" style:font-style-asian="italic" style:font-style-complex="italic"/>
    </style:style>
    <style:style style:name="T18" style:family="text">
      <style:text-properties fo:font-style="italic" officeooo:rsid="0092547f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07089" style:font-style-asian="normal" style:font-style-complex="normal"/>
    </style:style>
    <style:style style:name="T21" style:family="text">
      <style:text-properties fo:font-style="normal" officeooo:rsid="0024337b" style:font-style-asian="normal" style:font-style-complex="normal"/>
    </style:style>
    <style:style style:name="T22" style:family="text">
      <style:text-properties fo:font-style="normal" officeooo:rsid="0090ab23" style:font-style-asian="normal" style:font-style-complex="normal"/>
    </style:style>
    <style:style style:name="T23" style:family="text">
      <style:text-properties fo:font-style="normal" officeooo:rsid="00918cb2" style:font-style-asian="normal" style:font-style-complex="normal"/>
    </style:style>
    <style:style style:name="T24" style:family="text">
      <style:text-properties fo:font-style="normal" officeooo:rsid="0099351c" style:font-style-asian="normal" style:font-style-complex="normal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fo:font-style="normal" style:text-underline-style="none" officeooo:rsid="0013691e" style:font-style-asian="normal" style:font-style-complex="normal"/>
    </style:style>
    <style:style style:name="T27" style:family="text">
      <style:text-properties fo:font-style="normal" style:text-underline-style="none" officeooo:rsid="00107089" style:font-style-asian="normal" style:font-style-complex="normal"/>
    </style:style>
    <style:style style:name="T28" style:family="text">
      <style:text-properties fo:font-style="normal" style:text-underline-style="none" officeooo:rsid="0017aa04" style:font-style-asian="normal" style:font-style-complex="normal"/>
    </style:style>
    <style:style style:name="T29" style:family="text">
      <style:text-properties fo:font-style="normal" style:text-underline-style="none" officeooo:rsid="00190caf" style:font-style-asian="normal" style:font-style-complex="normal"/>
    </style:style>
    <style:style style:name="T30" style:family="text">
      <style:text-properties fo:font-style="normal" style:text-underline-style="none" officeooo:rsid="001b93b1" style:font-style-asian="normal" style:font-style-complex="normal"/>
    </style:style>
    <style:style style:name="T31" style:family="text">
      <style:text-properties fo:font-style="normal" style:text-underline-style="none" officeooo:rsid="00859dbe" style:font-style-asian="normal" style:font-style-complex="normal"/>
    </style:style>
    <style:style style:name="T32" style:family="text">
      <style:text-properties officeooo:rsid="00107089"/>
    </style:style>
    <style:style style:name="T33" style:family="text">
      <style:text-properties officeooo:rsid="0021d2a1"/>
    </style:style>
    <style:style style:name="T34" style:family="text">
      <style:text-properties officeooo:rsid="00270fdb"/>
    </style:style>
    <style:style style:name="T35" style:family="text">
      <style:text-properties officeooo:rsid="00299bdf"/>
    </style:style>
    <style:style style:name="T36" style:family="text">
      <style:text-properties style:font-name="Times New Roman" fo:font-style="italic" style:font-style-asian="italic" style:font-style-complex="italic"/>
    </style:style>
    <style:style style:name="T37" style:family="text">
      <style:text-properties fo:font-weight="normal" officeooo:rsid="002aa1fb" style:font-weight-asian="normal" style:font-weight-complex="normal"/>
    </style:style>
    <style:style style:name="T38" style:family="text">
      <style:text-properties fo:font-weight="normal" officeooo:rsid="003d2a29" style:font-weight-asian="normal" style:font-weight-complex="normal"/>
    </style:style>
    <style:style style:name="T39" style:family="text">
      <style:text-properties officeooo:rsid="003f0712"/>
    </style:style>
    <style:style style:name="T40" style:family="text">
      <style:text-properties officeooo:rsid="0037bfd5"/>
    </style:style>
    <style:style style:name="T41" style:family="text">
      <style:text-properties officeooo:rsid="0041794e"/>
    </style:style>
    <style:style style:name="T42" style:family="text">
      <style:text-properties officeooo:rsid="0044e1b0"/>
    </style:style>
    <style:style style:name="T43" style:family="text">
      <style:text-properties officeooo:rsid="0058908b"/>
    </style:style>
    <style:style style:name="T44" style:family="text">
      <style:text-properties officeooo:rsid="0065bf77"/>
    </style:style>
    <style:style style:name="T45" style:family="text">
      <style:text-properties officeooo:rsid="00675bb4"/>
    </style:style>
    <style:style style:name="T46" style:family="text">
      <style:text-properties officeooo:rsid="006b9026"/>
    </style:style>
    <style:style style:name="T47" style:family="text">
      <style:text-properties officeooo:rsid="006ba651"/>
    </style:style>
    <style:style style:name="T48" style:family="text">
      <style:text-properties officeooo:rsid="006bdb7c"/>
    </style:style>
    <style:style style:name="T49" style:family="text">
      <style:text-properties officeooo:rsid="006c2715"/>
    </style:style>
    <style:style style:name="T50" style:family="text">
      <style:text-properties officeooo:rsid="00739036"/>
    </style:style>
    <style:style style:name="T51" style:family="text">
      <style:text-properties officeooo:rsid="007631ee"/>
    </style:style>
    <style:style style:name="T52" style:family="text">
      <style:text-properties officeooo:rsid="007d81a9"/>
    </style:style>
    <style:style style:name="T53" style:family="text">
      <style:text-properties officeooo:rsid="007eb5d9"/>
    </style:style>
    <style:style style:name="T54" style:family="text">
      <style:text-properties officeooo:rsid="007fb64b"/>
    </style:style>
    <style:style style:name="T55" style:family="text">
      <style:text-properties style:use-window-font-color="true"/>
    </style:style>
    <style:style style:name="T56" style:family="text">
      <style:text-properties officeooo:rsid="00859dbe"/>
    </style:style>
    <style:style style:name="T57" style:family="text">
      <style:text-properties officeooo:rsid="008758ec"/>
    </style:style>
    <style:style style:name="T58" style:family="text">
      <style:text-properties officeooo:rsid="008bf27a"/>
    </style:style>
    <style:style style:name="T59" style:family="text">
      <style:text-properties officeooo:rsid="008fb63d"/>
    </style:style>
    <style:style style:name="T60" style:family="text">
      <style:text-properties officeooo:rsid="0090ab23"/>
    </style:style>
    <style:style style:name="T61" style:family="text">
      <style:text-properties officeooo:rsid="0093bef4"/>
    </style:style>
    <style:style style:name="T62" style:family="text">
      <style:text-properties style:font-name="Arial1" fo:font-style="normal" style:font-style-asian="normal" style:font-style-complex="normal"/>
    </style:style>
    <style:style style:name="T63" style:family="text">
      <style:text-properties style:font-name="Arial1" fo:font-style="normal" officeooo:rsid="0093bef4" style:font-style-asian="normal" style:font-style-complex="normal"/>
    </style:style>
    <style:style style:name="T64" style:family="text">
      <style:text-properties officeooo:rsid="00979435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2154in" fo:min-width="0.1492in" fo:padding-top="0in" fo:padding-bottom="0in" fo:padding-left="0in" fo:padding-right="0in" fo:wrap-option="wrap" fo:margin-left="0.1252in" fo:margin-right="0.1264in" fo:margin-top="0.0043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FAESA CENTRO UNIVERSITÁRIO</text:p>
      <text:p text:style-name="P15">CIÊNCIA DA COMPUTAÇÃO</text:p>
      <text:p text:style-name="P15"/>
      <text:p text:style-name="P17"/>
      <text:p text:style-name="P15"/>
      <text:p text:style-name="P15"/>
      <text:p text:style-name="P15">RAFAEL DE OLIVEIRA COSTA</text:p>
      <text:p text:style-name="P15">ROBSON SANTOS RODRIGUES</text:p>
      <text:p text:style-name="P15"/>
      <text:p text:style-name="P15"/>
      <text:p text:style-name="P15"/>
      <text:p text:style-name="P15"/>
      <text:p text:style-name="P19">VISÃO COMPUTACIONAL E REDES NEURAIS ARTIFICIAIS PARA ENSINAR UM COMPUTADOR A JOGAR MEGA MAN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VITÓRIA</text:p>
      <text:p text:style-name="P20">2018</text:p>
      <text:p text:style-name="P28">RAFAEL DE OLIVEIRA COSTA</text:p>
      <text:p text:style-name="P15">ROBSON SANTOS RODRIGUES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VISÃO COMPUTACIONAL E REDES NEURAIS ARTIFICIAIS PARA ENSINAR UM COMPUTADOR A JOGAR MEGA MAN</text:p>
      <text:p text:style-name="P24"/>
      <text:p text:style-name="P24"/>
      <text:p text:style-name="P24"/>
      <text:p text:style-name="P25"/>
      <text:p text:style-name="P26"><text:span text:style-name="T2">Projeto de Pesquisa do Trabalho de Conclusão do Curso de Graduação em Ciência da Computação apresentado ao </text:span><text:span text:style-name="T4">Faesa Centro Universitári</text:span><text:span text:style-name="T5">o</text:span><text:span text:style-name="T2">, sob orientação do prof. </text:span><text:span text:style-name="T7">Howard Roatti</text:span><text:span text:style-name="T8">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/>
      <text:p text:style-name="P16"><text:bookmark text:name="_GoBack"/></text:p>
      <text:p text:style-name="P20"/>
      <text:p text:style-name="P20">VITÓRIA</text:p>
      <text:p text:style-name="P20">201<text:span text:style-name="T6">8</text:span></text:p>
      <text:p text:style-name="P17"><text:soft-page-break/>SUMÁRIO</text:p>
      <text:table-of-content text:style-name="Sect1" text:protected="true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9"><text:a xlink:type="simple" xlink:href="#__RefHeading___Toc503_1894743545"><text:s/>1 INTRODUÇÃO<text:tab/>3</text:a></text:p>
          <text:p text:style-name="P40"><text:a xlink:type="simple" xlink:href="#__RefHeading___Toc313_1736947057"><text:s/>1.1 PROBLEMA<text:tab/>3</text:a></text:p>
          <text:p text:style-name="P40"><text:a xlink:type="simple" xlink:href="#__RefHeading___Toc315_1736947057"><text:s/>1.2 FORMULAÇÃO DO PROBLEMA<text:tab/>4</text:a></text:p>
          <text:p text:style-name="P40"><text:a xlink:type="simple" xlink:href="#__RefHeading___Toc317_1736947057"><text:s/>1.3 HIPÓTESE<text:tab/>4</text:a></text:p>
          <text:p text:style-name="P40"><text:a xlink:type="simple" xlink:href="#__RefHeading___Toc319_1736947057"><text:s/>1.4 OBJETIVOS<text:tab/>4</text:a></text:p>
          <text:p text:style-name="P41"><text:a xlink:type="simple" xlink:href="#__RefHeading___Toc323_1736947057"><text:s/>1.4.1 Objetivo Geral<text:tab/>4</text:a></text:p>
          <text:p text:style-name="P41"><text:a xlink:type="simple" xlink:href="#__RefHeading___Toc505_1894743545"><text:s/>1.4.2 Objetivos específicos<text:tab/>4</text:a></text:p>
          <text:p text:style-name="P40"><text:a xlink:type="simple" xlink:href="#__RefHeading___Toc507_1894743545"><text:s/>1.5 JUSTIFICATIVA<text:tab/>4</text:a></text:p>
          <text:p text:style-name="P39"><text:a xlink:type="simple" xlink:href="#__RefHeading___Toc546_1971144071"><text:s/>2 REFERENCIAL TEÓRICO<text:tab/>6</text:a></text:p>
          <text:p text:style-name="P40"><text:a xlink:type="simple" xlink:href="#__RefHeading___Toc548_1971144071"><text:s/>2.1 APRENDIZADO DE MÁQUINA<text:tab/>6</text:a></text:p>
          <text:p text:style-name="P40"><text:a xlink:type="simple" xlink:href="#__RefHeading___Toc550_1971144071"><text:s/>2.2 VISÃO COMPUTACIONAL<text:tab/>6</text:a></text:p>
          <text:p text:style-name="P41"><text:a xlink:type="simple" xlink:href="#__RefHeading___Toc552_1971144071"><text:s/>2.2.1 OpenCV<text:tab/>6</text:a></text:p>
          <text:p text:style-name="P41"><text:a xlink:type="simple" xlink:href="#__RefHeading___Toc554_1971144071"><text:s/>2.2.2 Python-mss<text:tab/>7</text:a></text:p>
          <text:p text:style-name="P40"><text:a xlink:type="simple" xlink:href="#__RefHeading___Toc556_1971144071"><text:s/>2.3 REDES NEURAIS ARTIFICIAIS<text:tab/>7</text:a></text:p>
          <text:p text:style-name="P40"><text:a xlink:type="simple" xlink:href="#__RefHeading___Toc558_1971144071"><text:s/>2.4 APRENDIZAGEM PROFUNDA<text:tab/>7</text:a></text:p>
          <text:p text:style-name="P40"><text:a xlink:type="simple" xlink:href="#__RefHeading___Toc560_1971144071"><text:s/>2.5 APRENDIZADO POR REFORÇO<text:tab/>7</text:a></text:p>
        </text:index-body>
      </text:table-of-content>
      <text:p text:style-name="P17"/>
      <text:p text:style-name="P17"/>
      <text:p text:style-name="P17"/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30" text:outline-level="1"><text:bookmark-start text:name="_Toc524189383"/><text:bookmark-start text:name="__RefHeading___Toc503_1894743545"/>INTRODUÇÃO<text:bookmark-end text:name="_Toc524189383"/><text:bookmark-end text:name="__RefHeading___Toc503_1894743545"/></text:h>
      <text:p text:style-name="P9"><text:span text:style-name="T33">Diversos projetos fazem uso de</text:span> inteligência artificial para jogar jogos dos mais variados tipos, porém <text:span text:style-name="T33">poucos utilizam</text:span> um meio comum ao ser humano, a visão. <text:span text:style-name="T33">O ser humano utiliza</text:span> a visão para obter informações sobre um jogo qualquer e com base no que está vendo toma <text:span text:style-name="T45">decisões </text:span>buscando cumprir seu objetivo.</text:p>
      <text:p text:style-name="P9">Com a evolução dos computadores em relação a velocidade de processamento, <text:span text:style-name="T45">quantidades maiores de memória</text:span> e técnicas <text:span text:style-name="T45">algorítmicas</text:span> mais avançadas, é possível pensar em um computador imitando esse comportamento.</text:p>
      <text:p text:style-name="P13">O jogo usado para a demonstração foi o Mega <text:span text:style-name="T45">M</text:span>an 3, um famoso jogo de plataforma lançado para o console NES <text:span text:style-name="T10">(Nintendo </text:span><text:span text:style-name="T13">Entertainment</text:span><text:span text:style-name="T10"> </text:span><text:span text:style-name="T13">Sustem</text:span><text:span text:style-name="T10">)</text:span><text:span text:style-name="T19"> no ano de 1990. O jogo funciona de uma forma simples: escolhe-se uma fase, chega-</text:span><text:span text:style-name="T21">se</text:span><text:span text:style-name="T19"> ao fim da fase </text:span><text:span text:style-name="T21">passando por inimigos e obstáculos</text:span><text:span text:style-name="T19">, derrota-</text:span><text:span text:style-name="T21">se</text:span><text:span text:style-name="T19"> o chefe e </text:span><text:span text:style-name="T21">o processo se repete para o restante das fases variando os obstáculos e inimigos</text:span><text:span text:style-name="T19">.</text:span></text:p>
      <text:p text:style-name="P9">Neste trabalho será <text:span text:style-name="T9">dada uma demonstração da possibilidade de se ensinar um computador a jogar </text:span><text:span text:style-name="T12">videogame</text:span><text:span text:style-name="T9"> como um ser humano, usando a visão como entrada de dados.</text:span></text:p>
      <text:h text:style-name="Heading_20_2" text:outline-level="2"><text:bookmark-start text:name="__RefHeading___Toc313_1736947057"/><text:bookmark-start text:name="_Toc524189384"/>PROBLEMA<text:bookmark-end text:name="__RefHeading___Toc313_1736947057"/><text:bookmark-end text:name="_Toc524189384"/></text:h>
      <text:p text:style-name="P10"><text:span text:style-name="T32">Existem projetos que demonstram a possibilidade de ensinar um computador a jogar </text:span><text:span text:style-name="T11">videogame</text:span><text:span text:style-name="T32">, como o projeto MarI/O. Nele um computador é instruído a completar uma fase de </text:span><text:span text:style-name="T11">Super Mario Wor</text:span><text:span text:style-name="T14">l</text:span><text:span text:style-name="T11">d</text:span><text:span text:style-name="T20">, coletando informações da memória do emulador e usando como entrada para treinar a </text:span><text:span text:style-name="T27">Rede Neura</text:span><text:span text:style-name="T26">l que ele possui</text:span><text:span text:style-name="T27">.</text:span></text:p>
      <text:p text:style-name="P11"><text:span text:style-name="T27">O </text:span><text:span text:style-name="T25">problema proposto por este trabalho é parecido em muita coisa com o MarI/O, no que diz respeito a tomadas de decisão, já que ambos os jogos são de plataforma e </text:span><text:span text:style-name="T31">o </text:span><text:span text:style-name="T25">objetivo é chegar ao fim d</text:span><text:span text:style-name="T28">e uma</text:span><text:span text:style-name="T25"> fase. </text:span><text:span text:style-name="T29">A ideia de como o personagem deste projeto toma as decisões provavelmente será considerada ao longo deste trabalho, sendo usado várias vezes para consulta.</text:span></text:p>
      <text:p text:style-name="P12"><text:soft-page-break/><text:span text:style-name="T25">Já na </text:span><text:span text:style-name="T30">área</text:span><text:span text:style-name="T25"> de visão computacional existe uma variedade enorme de algoritmos e projetos que tem como objetivo a detecção de objetos, necessária para a alimentação do algoritmo de tomada de decisão </text:span><text:span text:style-name="T30">de controle do personagem</text:span><text:span text:style-name="T25">.</text:span></text:p>
      <text:h text:style-name="Heading_20_2" text:outline-level="2"><text:bookmark-start text:name="__RefHeading___Toc315_1736947057"/><text:bookmark-start text:name="_Toc524189385"/>FORMULAÇÃO DO PROBLEMA<text:bookmark-end text:name="__RefHeading___Toc315_1736947057"/><text:bookmark-end text:name="_Toc524189385"/></text:h>
      <text:p text:style-name="P7">É possível ensinar o computador a jogar um jogo de <text:span text:style-name="T15">videogame</text:span><text:span text:style-name="T1"> </text:span>utilizando como entrada para o processamento somente imagens, de tal maneira a simular, <text:s/><text:span text:style-name="T56">de forma eficiente,</text:span> o que o ser humano faz?</text:p>
      <text:h text:style-name="P32" text:outline-level="2"><text:bookmark-start text:name="_Toc524189386"/><text:bookmark-start text:name="__RefHeading___Toc317_1736947057"/>HIPÓTESE<text:bookmark-end text:name="_Toc524189386"/><text:bookmark-end text:name="__RefHeading___Toc317_1736947057"/></text:h>
      <text:p text:style-name="P6">É possível desenvolver um programa inteligente que consiga jogar Mega Man usando como entrada apenas a tela do jogo, utilizando pra isso técnicas de visão computacional e redes neurais artificiais.</text:p>
      <text:h text:style-name="P32" text:outline-level="2"><text:bookmark-start text:name="_Toc524189387"/><text:bookmark-start text:name="__RefHeading___Toc319_1736947057"/>OBJETIVOS<text:bookmark-end text:name="_Toc524189387"/><text:bookmark-end text:name="__RefHeading___Toc319_1736947057"/></text:h>
      <text:h text:style-name="Heading_20_3" text:outline-level="3"><text:bookmark-start text:name="__RefHeading___Toc323_1736947057"/><text:bookmark-start text:name="_Toc524189388"/>Objetivo Geral<text:bookmark-end text:name="__RefHeading___Toc323_1736947057"/><text:bookmark-end text:name="_Toc524189388"/></text:h>
      <text:p text:style-name="Text_20_body">Desenvolver uma <text:span text:style-name="T52">agente inteligente</text:span> que possa jogar Mega Man utilizando como entrada dados obtidos por visão computacional. No fim do experimento o computado<text:span text:style-name="T56">r</text:span> deverá conseguir jogar relativamente bem, evitando danos dos inimigos e desenvolvendo maneiras próprias de derrotar o oponente final d<text:span text:style-name="T53">a</text:span> fase.</text:p>
      <text:h text:style-name="Heading_20_3" text:outline-level="3"><text:bookmark-start text:name="_Toc524189389"/><text:bookmark-start text:name="__RefHeading___Toc505_1894743545"/>Objetivos<text:span text:style-name="T3"> </text:span>específicos<text:bookmark-end text:name="_Toc524189389"/><text:bookmark-end text:name="__RefHeading___Toc505_1894743545"/></text:h>
      <text:list xml:id="list7270724927308908482" text:style-name="WWNum15">
        <text:list-item>
          <text:p text:style-name="P36">Emular o jogo e capturar a tela <text:span text:style-name="T33">para</text:span><text:span text:style-name="T1"> </text:span>u<text:span text:style-name="T55">tilizá-la em código;</text:span></text:p>
        </text:list-item>
        <text:list-item>
          <text:p text:style-name="P37">Aplicar técnicas de visão <text:span text:style-name="T43">para processar as imagens obtidas;</text:span></text:p>
        </text:list-item>
      </text:list>
      <text:list xml:id="list320986404812532268" text:style-name="WWNum14">
        <text:list-item>
          <text:p text:style-name="P38">Extrair informações úteis a partir dos dados gerados pela visão;</text:p>
        </text:list-item>
        <text:list-item>
          <text:p text:style-name="P38">Desenvolver uma IA que consiga aprender a lógica do jogo avaliar o sucesso do fracasso a partir das informações obtidas pela visão<text:bookmark text:name="_Toc524189390"/>.</text:p>
          <text:p text:style-name="P29"/>
        </text:list-item>
      </text:list>
      <text:h text:style-name="Heading_20_2" text:outline-level="2"><text:bookmark-start text:name="__RefHeading___Toc507_1894743545"/>JUSTIFICATIVA<text:bookmark-end text:name="__RefHeading___Toc507_1894743545"/></text:h>
      <text:p text:style-name="Text_20_body"><text:soft-page-break/>Uma m<text:span text:style-name="T44">á</text:span>quina que utiliza a<text:span text:style-name="T47"> </text:span>visão e redes neurais para tomar decisões que a leve a cumprir o objetivo de um jogo, poderia usar o mesmo tipo de técnica para realizar outros tipos de tarefas. A demonstração prática desse trabalho visa <text:span text:style-name="T56">mostrar </text:span>que a inteligência artificial atingiu um nível mínimo de maturidade que abre um leque de <text:span text:style-name="T46">possibilidades</text:span>, por exemplo, automatização de seleção de melhores legumes em um <text:s/>processo de separação, carros, caminhões e ônibus autônomos, sistemas de busca por pessoas desaparecidas ligados em uma grande rede de câmeras conectadas ou até mesmo automatizar a compra <text:span text:style-name="T54">e venda</text:span> de ações na bolsa de valores.</text:p>
      <text:h text:style-name="P31" text:outline-level="1"><text:bookmark-start text:name="__RefHeading___Toc546_1971144071"/><text:span text:style-name="T48">REFERENCIAL</text:span> TEÓRICO<text:bookmark-end text:name="__RefHeading___Toc546_1971144071"/></text:h>
      <text:p text:style-name="Text_20_body">Neste <text:span text:style-name="T48">capítulo</text:span> será evidenciado algumas teorias e aplicações de conceitos chaves que contribuíram para a elaboração desse projeto.</text:p>
      <text:h text:style-name="Heading_20_2" text:outline-level="2"><text:bookmark-start text:name="__RefHeading___Toc548_1971144071"/>APRENDIZADO DE M<text:span text:style-name="T41">Á</text:span>QUINA<text:bookmark-end text:name="__RefHeading___Toc548_1971144071"/></text:h>
      <text:p text:style-name="P3">Uma área onde o foco de estudo é ensinar o computador a aprender com base em <text:s/>experiências, para <text:span text:style-name="T42">exemplificação</text:span>, imagine a situação de<text:span text:style-name="T42"> ratos e iscas envenenadas, ao encontrar um novo alimento com características diferentes os ratos <text:s/>a comem em menor quantidade, essa nova alimentação produzirá um estado fisiológico, se o novo estado for ruim, ou seja, causar mal-estar nos animais, ela será associada a esse estado e futuramente eles ignorarão qualquer comida com essas características (SHWARTZ; DAVID, 2014, p. 19, tradução nossa).</text:span></text:p>
      <text:p text:style-name="P5">Olhando por um lado simplista essa situação, bastaria fazer o computador memorizar uma grande quantidades de dados e compará-los a<text:span text:style-name="T49"> </text:span>entrada para chegar em um resultado, mas e se a entrada não existir no conteúdo armazenado? A diferença dessa abordagem simples com o que os ratos fizeram está na capacidade de generalização, depois de passarem pela experiência, eles conseguem generalizar para qualquer entrada (comida)<text:span text:style-name="T49">. </text:span>Uma máquina que aprende é aquela que ao ser treinada consegue generalizar qualquer entrada <text:span text:style-name="T49">reconhecendo</text:span> padrões (SHWARTZ; DAVID, 2014, p. 20, tradução nossa).</text:p>
      <text:h text:style-name="P33" text:outline-level="2"><text:bookmark-start text:name="__RefHeading___Toc550_1971144071"/>VISÃO COMPUTACIONAL<text:bookmark-end text:name="__RefHeading___Toc550_1971144071"/></text:h>
      <text:p text:style-name="P2">Visão computacional faz uso de diversos algoritmos de <text:span text:style-name="T10">Deep Learnig</text:span> como rede neurais profundas, redes neurais profundas convolucionais, redes de crenças profundas e redes neurais recorrentes. (LOPES; BRAGA, 2017, p. 10). </text:p>
      <text:h text:style-name="Heading_20_3" text:outline-level="3"><text:bookmark-start text:name="__RefHeading___Toc552_1971144071"/>OpenCV<text:bookmark-end text:name="__RefHeading___Toc552_1971144071"/></text:h>
      <text:p text:style-name="P8">OpenCV (Open Source Computer Vision Library) é uma biblioteca de código aberto criada para auxiliar trabalhos no campo de visão computacional e <text:span text:style-name="T10">machine learning</text:span>. Conta com vários algoritmos altamente otimizados escritos em C/C++, alguns usam processamento <text:span text:style-name="T10">multi-core</text:span>, para garantir um tempo de resposta ótimo. Ideal para <text:soft-page-break/>aplicações em tempo real. Neste trabalho foi usado a interface do OpenCV para Python3. Utilizado <text:span text:style-name="T58">neste trabalho </text:span>para processar as imagens do jogo e obter informações <text:span text:style-name="T57">relevantes para a tomada de decisão.</text:span> <text:span text:style-name="T39">(ABOUT…, [2018?], tradução nossa).</text:span></text:p>
      <text:h text:style-name="Heading_20_3" text:outline-level="3"><text:bookmark-start text:name="__RefHeading___Toc554_1971144071"/>Python-mss<text:bookmark-end text:name="__RefHeading___Toc554_1971144071"/></text:h>
      <text:p text:style-name="Text_20_body"><text:span text:style-name="T40">É uma biblioteca de código aberto que disponibiliza funções ultrarrápidas de captura de múltiplas telas. Usada neste trabalho para se obter a tela do jogo, fonte “cru” dos dados de entrada (</text:span>W<text:span text:style-name="T39">ELCOME..., [2018?], tradução nossa).</text:span></text:p>
      <text:p text:style-name="Text_20_body"/>
      <text:h text:style-name="P34" text:outline-level="2"><text:bookmark-start text:name="__RefHeading___Toc556_1971144071"/>REDES NEURAIS ARTIFICIAIS <text:bookmark-end text:name="__RefHeading___Toc556_1971144071"/></text:h>
      <text:p text:style-name="P4">O cérebro para realizar processamento utiliza vários elementos chamados neurônios, tarefas simples que demoram dias em um computado podem ser feitas por ele em questão de 100 <text:span text:style-name="T51">à</text:span> 200 ms. Uma característica muito interessante do cérebro<text:span text:style-name="T50"> </text:span>é a <text:span text:style-name="T50">plasticidade</text:span> </text:p>
      <text:h text:style-name="P35" text:outline-level="2"><text:bookmark-start text:name="__RefHeading___Toc558_1971144071"/>APRENDIZAGEM PROFUNDA<text:bookmark-end text:name="__RefHeading___Toc558_1971144071"/></text:h>
      <text:p text:style-name="Text_20_body"/>
      <text:h text:style-name="Heading_20_2" text:outline-level="2"><text:bookmark-start text:name="__RefHeading___Toc560_1971144071"/>A<text:span text:style-name="T34">PRENDIZADO POR REFORÇO</text:span><text:bookmark-end text:name="__RefHeading___Toc560_1971144071"/></text:h>
      <text:p text:style-name="Text_20_body"><text:bookmark-start text:name="__RefHeading___Toc654_404639419"/>Aprendizado por reforço é o proble<text:span text:style-name="T64">ma</text:span> encarado por um agente que deve aprender um comportamento em um ambiente dinâmico através de tentativa e erro.<text:bookmark-end text:name="__RefHeading___Toc654_404639419"/></text:p>
      <text:p text:style-name="Text_20_body"><text:bookmark-start text:name="__RefHeading___Toc656_404639419"/>Existem duas estratégias principais para resolver problemas de aprendizagem por reforço. A primeira <text:span text:style-name="T59">é buscar em um espaço de comportamentos, um que funcione bem no ambiente. Essa abordagem é abordada pelos algoritmos genéticos e pela programação genética. A segunda forma é usar técnicas estatísticas e métodos de programação dinâmica para estimar a utilidade de tomar uma ação em determinado estado do mundo.</text:span><text:bookmark-end text:name="__RefHeading___Toc656_404639419"/></text:p>
      <text:p text:style-name="Text_20_body"><text:span text:style-name="T60">Em um modelo normal de aprendizagem por reforço, um agente é conectado com um ambiente via sensores e atuadores. Em cada passo de interação o agente </text:span><text:soft-page-break/><text:span text:style-name="T60">recebe uma entrada </text:span><text:span text:style-name="T16">i, </text:span><text:span text:style-name="T22">algum indicador do estado atual, </text:span><text:span text:style-name="T17">s</text:span><text:span text:style-name="T23">, do ambiente</text:span><text:span text:style-name="T22">. </text:span><text:span text:style-name="T23">O agente então escolhe uma ação, </text:span><text:span text:style-name="T17">a</text:span><text:span text:style-name="T23">, que gera uma </text:span><text:span text:style-name="T24">saída.</text:span><text:span text:style-name="T60"> A ação altera o estado do ambiente, e o valor dessa transição de estado é comunicada ao agente através de um sinal de reforço, </text:span><text:span text:style-name="T18">r</text:span><text:span text:style-name="T60">. O comportamento do agente deve escolher ações que tendem a aumentar a soma dos sinais de reforço recebidos ao longo do tempo.</text:span></text:p>
      <text:p text:style-name="Text_20_body"><text:span text:style-name="T61">O trabalho do agente é encontrar uma política </text:span><text:span text:style-name="T36">π</text:span><text:span text:style-name="T62">, </text:span><text:span text:style-name="T63">mapeando estados para ações, que maximizam alguma medida de reforço a longo prazo</text:span><text:span text:style-name="T35">. (KAELBLING; LITTMAN; </text:span><text:span text:style-name="T37">MOORE, 1996, p. 238, </text:span><text:span text:style-name="T38">tradução nossa</text:span><text:span text:style-name="T37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665in" fo:margin-bottom="0.1665in" loext:contextual-spacing="false" fo:line-height="15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text-properties fo:font-weight="bold" style:font-weight-asian="bold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left="0in" fo:margin-right="0in" fo:margin-top="0in" fo:margin-bottom="0in" loext:contextual-spacing="false" fo:text-indent="0in" style:auto-text-indent="false"/>
      <style:text-properties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.139in" fo:margin-bottom="0in" loext:contextual-spacing="false" fo:keep-together="always" fo:text-indent="0in" style:auto-text-indent="false" style:page-number="auto" fo:keep-with-next="always">
        <style:tab-stops/>
      </style:paragraph-properties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3189in" fo:margin-right="0in" fo:text-indent="-0.4917in" style:auto-text-indent="false"/>
    </style:style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3335in" fo:margin-bottom="0in" loext:contextual-spacing="false" fo:line-height="115%" fo:text-align="start" style:justify-single-word="false" fo:keep-together="always" fo:orphans="2" fo:widows="2" fo:keep-with-next="always"/>
      <style:text-properties fo:color="#365f91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665in" fo:margin-bottom="0.0693in" loext:contextual-spacing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.1665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.1665in" fo:margin-bottom="0.0693in" loext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class="text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Arial2" style:font-family-asian="Arial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har" style:display-name="Título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ListLabel_20_1" style:display-name="ListLabel 1" style:family="text">
      <style:text-properties fo:font-size="12pt" fo:letter-spacing="normal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style:text-scale="99%"/>
    </style:style>
    <style:style style:name="ListLabel_20_2" style:display-name="ListLabel 2" style:family="text"/>
    <style:style style:name="ListLabel_20_3" style:display-name="ListLabel 3" style:family="text">
      <style:text-properties fo:font-size="14pt" fo:letter-spacing="-0.0008in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 style:text-scale="100%"/>
    </style:style>
    <style:style style:name="ListLabel_20_4" style:display-name="ListLabel 4" style:family="text">
      <style:text-properties fo:font-size="12pt" fo:letter-spacing="-0.0016in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 style:text-scale="99%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0000" fo:font-weight="bold" style:font-weight-asian="norma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0.6898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484in" fo:margin-left="0.3189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84in" fo:margin-left="0.9319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84in" fo:margin-left="1.5445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84in" fo:margin-left="2.157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84in" fo:margin-left="2.7693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84in" fo:margin-left="3.3819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84in" fo:margin-left="3.9945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84in" fo:margin-left="4.6071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84in" fo:margin-left="5.2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3689in" fo:margin-left="0.439in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3689in" fo:margin-left="0.439in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0.4925in" fo:margin-left="0.5618in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925in" fo:margin-left="1.8638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925in" fo:margin-left="2.5181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925in" fo:margin-left="3.172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925in" fo:margin-left="3.827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925in" fo:margin-left="4.4811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925in" fo:margin-left="5.1354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70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0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70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70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70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70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70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70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70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0.3201in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0.820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20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201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3201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201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201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8201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20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4in" fo:margin-left="1.089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154in" fo:min-width="0.1492in" fo:padding-top="0in" fo:padding-bottom="0in" fo:padding-left="0in" fo:padding-right="0in" fo:wrap-option="wrap" fo:margin-left="0.1252in" fo:margin-right="0.1264in" fo:margin-top="0.0043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7874in" fo:margin-left="1.1811in" fo:margin-right="0.7874in" style:shadow="none" style:writing-mode="lr-tb" style:layout-grid-color="#c0c0c0" style:layout-grid-lines="24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line-style="solid" style:adjustment="left" style:rel-width="0%" style:color="#000000"/>
      </style:page-layout-properties>
      <style:header-style>
        <style:header-footer-properties fo:min-height="0.6299in" fo:margin-left="0in" fo:margin-right="0in" fo:margin-bottom="0.5902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5902in" fo:margin-bottom="0.7874in" fo:margin-left="1.1811in" fo:margin-right="0.7874in" style:shadow="none" style:writing-mode="lr-tb" style:layout-grid-color="#c0c0c0" style:layout-grid-lines="24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299in" fo:margin-left="0in" fo:margin-right="0in" fo:margin-bottom="0.5902in" fo:background-color="transparent" style:dynamic-spacing="true" draw:fill="none" draw:fill-color="#729fcf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5902in" fo:margin-bottom="0.7874in" fo:margin-left="1.1811in" fo:margin-right="0.7874in" style:writing-mode="lr-tb" style:layout-grid-color="#c0c0c0" style:layout-grid-lines="24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299in" fo:margin-left="0in" fo:margin-right="0in" fo:margin-bottom="0.5902in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Text Box 1" draw:style-name="Mgr1" draw:text-style-name="MP2" svg:width="0.1488in" svg:height="0.215in" svg:x="7.3602in" svg:y="0.4835in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>
      <style:header>
        <text:p text:style-name="MP1"/>
      </style:header>
    </style:master-page>
    <style:master-page style:name="Converted2" style:page-layout-name="Mpm3">
      <style:header>
        <text:p text:style-name="MP3"><text:page-number text:select-page="current">8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squisaRobsonRafael</dc:title>
    <meta:initial-creator>Robson Rodrigues;Rafael de Oliveira</meta:initial-creator>
    <meta:editing-cycles>107</meta:editing-cycles>
    <meta:print-date>2018-09-07T04:08:00</meta:print-date>
    <meta:creation-date>2018-09-10T18:54:00</meta:creation-date>
    <dc:date>2018-10-21T01:19:09.836184366</dc:date>
    <meta:editing-duration>PT14H12M3S</meta:editing-duration>
    <meta:generator>LibreOffice/5.1.6.2$Linux_X86_64 LibreOffice_project/10m0$Build-2</meta:generator>
    <dc:subject>Visão Computacional usada para tomada de decisões</dc:subject>
    <meta:document-statistic meta:table-count="0" meta:image-count="0" meta:object-count="0" meta:page-count="10" meta:paragraph-count="74" meta:word-count="1361" meta:character-count="8570" meta:non-whitespace-character-count="7248"/>
    <meta:user-defined meta:name="AppVersion">16.0000</meta:user-defined>
    <meta:user-defined meta:name="Created" meta:value-type="date">2018-03-26T00:00:00</meta:user-defined>
    <meta:user-defined meta:name="Creator">PDF24 Creato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0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